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35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6.94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35.4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8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fo:border-bottom="0.74pt solid #000000" fo:background-color="#dddddd" style:diagonal-bl-tr="none" style:diagonal-tl-br="none" fo:border-left="0.74pt solid #000000" fo:border-right="0.74pt solid #000000" style:rotation-align="none" fo:border-top="none"/>
      <style:text-properties fo:color="#3333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style:rotation-align="none" fo:border-top="non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style:rotation-align="none" fo:border-top="non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Calibri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number-columns-repeated="1015" table:default-cell-style-name="ce15"/>
        <table:table-column table:style-name="co4" table:default-cell-style-name="Default"/>
        <table:table-row table:style-name="ro1">
          <table:table-cell table:style-name="ce10" office:value-type="string" calcext:value-type="string" table:number-columns-spanned="8" table:number-rows-spanned="1">
            <text:p>user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irst_Name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ast_Name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mail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password</text:p>
          </table:table-cell>
          <table:table-cell table:style-name="ce24" office:value-type="string" calcext:value-type="string">
            <text:p>Varchar(15)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phone_number</text:p>
          </table:table-cell>
          <table:table-cell table:style-name="ce24" office:value-type="string" calcext:value-type="string">
            <text:p>number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manager</text:p>
          </table:table-cell>
          <table:table-cell table:style-name="ce24" office:value-type="string" calcext:value-type="string">
            <text:p>nvarchar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ull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avatar</text:p>
          </table:table-cell>
          <table:table-cell table:style-name="ce24" office:value-type="string" calcext:value-type="string">
            <text:p>nvarchar</text:p>
          </table:table-cell>
          <table:table-cell table:style-name="ce24" office:value-type="float" office:value="2024" calcext:value-type="float">
            <text:p>2024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employee_id</text:p>
          </table:table-cell>
          <table:table-cell table:style-name="ce24" office:value-type="string" calcext:value-type="string">
            <text:p>nvarchar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table:style-name="ce31" office:value-type="string" calcext:value-type="string">
            <text:p>fk(employee.employee_id)</text:p>
          </table:table-cell>
          <table: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department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department.department_id)</text:p>
          </table:table-cell>
          <table:table-cell table:number-columns-repeated="1016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office:value-type="string" calcext:value-type="string">
            <text:p>user_introduc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skill.skill_id)</text:p>
          </table:table-cell>
          <table:table-cell table:number-columns-repeated="1016"/>
        </table:table-row>
        <table:table-row table:style-name="ro2" table:number-rows-repeated="3">
          <table:table-cell table:number-columns-repeated="5"/>
          <table:table-cell table:style-name="ce24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8" table:number-rows-spanned="1">
            <text:p>admin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irst_Name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ast_Name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email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password</text:p>
          </table:table-cell>
          <table:table-cell table:style-name="ce24" office:value-type="string" calcext:value-type="string">
            <text:p>Varchar(15)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avatar</text:p>
          </table:table-cell>
          <table:table-cell table:style-name="ce24" office:value-type="string" calcext:value-type="string">
            <text:p>nvarchar</text:p>
          </table:table-cell>
          <table:table-cell table:style-name="ce24" office:value-type="float" office:value="2024" calcext:value-type="float">
            <text:p>2024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created_at</text:p>
          </table:table-cell>
          <table:table-cell table:style-name="ce24" office:value-type="string" calcext:value-type="string">
            <text:p>timestamp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updated_at</text:p>
          </table:table-cell>
          <table:table-cell table:style-name="ce24" office:value-type="string" calcext:value-type="string">
            <text:p>timestamp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deleted_at</text:p>
          </table:table-cell>
          <table:table-cell table:style-name="ce24" office:value-type="string" calcext:value-type="string">
            <text:p>timestamp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ne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14"/>
          <table:table-cell table:style-name="ce24" table:number-columns-repeated="7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8" table:number-rows-spanned="1">
            <text:p>city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ty_nam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)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8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8" table:number-rows-spanned="1">
            <text:p>country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nam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department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partment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table:style-name="ce16" office:value-type="string" calcext:value-type="string">
            <text:p>department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22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cms_pages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ge_titl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ge_di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lug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auto_increment</text:p>
          </table:table-cell>
          <table:table-cell table:style-name="ce29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mission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titl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mission_short_description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mission_organization_details</text:p>
          </table:table-cell>
          <table:table-cell table:style-name="ce25"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mission_organization_nam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urrent_dat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type</text:p>
          </table:table-cell>
          <table:table-cell office:value-type="string" calcext:value-type="string">
            <text:p>n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al/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_seat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if mission is time type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mission_registration_deadlin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me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fk(mission_theme.theme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mages</text:p>
          </table:table-cell>
          <table:table-cell office:value-type="string" calcext:value-type="string">
            <text:p>image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ages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mission_document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docu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sion_avaliblity</text:p>
          </table:table-cell>
          <table:table-cell office:value-type="string" calcext:value-type="string">
            <text:p>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sion_vide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tings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mission theme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me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me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/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mission skill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24"/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4"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ll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user.user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mission application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ication_id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ication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current_date</text:p>
          </table:table-cell>
          <table:table-cell table:style-name="ce27"/>
          <table:table-cell table:number-columns-repeated="1017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user.us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/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ge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24"/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cmspage.page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plication_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vourite_mission</text:p>
          </table:table-cell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hieved_goal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skill.skill_id)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story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y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8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ory_titl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_photos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_video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/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ry_views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ublis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contact us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mail</text:p>
          </table:table-cell>
          <table:table-cell table:style-name="ce7" office:value-type="string" calcext:value-type="string">
            <text:p>Varchar(15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26" office:value-type="string" calcext:value-type="string">
            <text:p>null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subjec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user.us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admin.admin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user_mission_volunteer</text:p>
          </table:table-cell>
          <table:covered-table-cell table:number-columns-repeated="6" table:style-name="ce20"/>
          <table:covered-table-cell table:style-name="ce30"/>
          <table:table-cell table:number-columns-repeated="1016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user_id</text:p>
          </table:table-cell>
          <table:table-cell table:style-name="ce22" office:value-type="string" calcext:value-type="string">
            <text:p>Varchar(15)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null</text:p>
          </table:table-cell>
          <table:table-cell table:style-name="ce22"/>
          <table:table-cell table:style-name="ce22" office:value-type="string" calcext:value-type="string">
            <text:p>unsigned</text:p>
          </table:table-cell>
          <table:table-cell table:style-name="ce22" office:value-type="string" calcext:value-type="string">
            <text:p>fk(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auto_increment</text:p>
          </table:table-cell>
          <table:table-cell table:style-name="ce27" office:value-type="string" calcext:value-type="string">
            <text:p>unsigned</text:p>
          </table:table-cell>
          <table:table-cell office:value-type="string" calcext:value-type="string">
            <text:p>fk(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24" office:value-type="string" calcext:value-type="string">
            <text:p>auto_increment</text:p>
          </table:table-cell>
          <table:table-cell table:style-name="ce24"/>
          <table:table-cell office:value-type="string" calcext:value-type="string">
            <text:p>fk()</text:p>
          </table:table-cell>
          <table:table-cell table:number-columns-repeated="1016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08:48:37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T217</meta:initial-creator>
    <meta:creation-date>2023-02-07T05:05:23</meta:creation-date>
    <dc:date>2023-02-09T16:45:03.072000000</dc:date>
    <meta:generator>LibreOffice/6.1.3.2$Windows_X86_64 LibreOffice_project/86daf60bf00efa86ad547e59e09d6bb77c699acb</meta:generator>
    <meta:editing-duration>PT3H47M20S</meta:editing-duration>
    <meta:editing-cycles>19</meta:editing-cycles>
    <meta:document-statistic meta:table-count="1" meta:cell-count="6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